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4678" officeooo:paragraph-rsid="001a4678"/>
    </style:style>
    <style:style style:name="P2" style:family="paragraph" style:parent-style-name="Standard">
      <style:text-properties officeooo:rsid="001bb8f6" officeooo:paragraph-rsid="001bb8f6"/>
    </style:style>
    <style:style style:name="P3" style:family="paragraph" style:parent-style-name="Standard">
      <style:text-properties officeooo:rsid="001bbbdb" officeooo:paragraph-rsid="001bbbdb"/>
    </style:style>
    <style:style style:name="P4" style:family="paragraph" style:parent-style-name="Standard">
      <style:text-properties officeooo:rsid="001a4678" officeooo:paragraph-rsid="001c54c1"/>
    </style:style>
    <style:style style:name="P5" style:family="paragraph" style:parent-style-name="Standard">
      <style:text-properties officeooo:rsid="001a4678" officeooo:paragraph-rsid="001dc943"/>
    </style:style>
    <style:style style:name="P6" style:family="paragraph" style:parent-style-name="Standard">
      <style:text-properties fo:font-size="14pt" fo:font-style="italic" style:text-underline-style="none" fo:font-weight="normal" officeooo:rsid="001c54c1" officeooo:paragraph-rsid="001c54c1" style:font-size-asian="12.25pt" style:font-style-asian="italic" style:font-weight-asian="normal" style:font-size-complex="14pt" style:font-style-complex="italic" style:font-weight-complex="normal"/>
    </style:style>
    <style:style style:name="P7" style:family="paragraph" style:parent-style-name="Standard">
      <style:text-properties fo:font-size="12pt" fo:font-style="normal" style:text-underline-style="none" fo:font-weight="bold" officeooo:rsid="001c54c1" officeooo:paragraph-rsid="001c54c1" style:font-size-asian="10.5pt" style:font-style-asian="normal" style:font-weight-asian="bold" style:font-size-complex="12pt" style:font-style-complex="normal" style:font-weight-complex="bold"/>
    </style:style>
    <style:style style:name="P8" style:family="paragraph" style:parent-style-name="Standard">
      <style:text-properties fo:font-size="12pt" fo:font-style="normal" style:text-underline-style="none" fo:font-weight="bold" officeooo:rsid="001d4111" officeooo:paragraph-rsid="001d4111" style:font-size-asian="10.5pt" style:font-style-asian="normal" style:font-weight-asian="bold" style:font-size-complex="12pt" style:font-style-complex="normal" style:font-weight-complex="bold"/>
    </style:style>
    <style:style style:name="P9" style:family="paragraph" style:parent-style-name="Standard">
      <style:text-properties fo:font-size="12pt" fo:font-style="normal" style:text-underline-style="none" fo:font-weight="normal" officeooo:rsid="001c54c1" officeooo:paragraph-rsid="001c54c1"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1d4111" officeooo:paragraph-rsid="001d4111"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1dc943" officeooo:paragraph-rsid="001dc943" style:font-size-asian="10.5pt" style:font-style-asian="normal" style:font-weight-asian="normal" style:font-size-complex="12pt" style:font-style-complex="normal" style:font-weight-complex="normal"/>
    </style:style>
    <style:style style:name="P12" style:family="paragraph" style:parent-style-name="Standard">
      <style:text-properties fo:font-weight="bold" officeooo:rsid="001d4111" officeooo:paragraph-rsid="001d4111" style:font-weight-asian="bold" style:font-weight-complex="bold"/>
    </style:style>
    <style:style style:name="P13" style:family="paragraph" style:parent-style-name="Standard">
      <style:text-properties fo:font-weight="bold" officeooo:rsid="001d5854" officeooo:paragraph-rsid="001dc943" style:font-weight-asian="bold" style:font-weight-complex="bold"/>
    </style:style>
    <style:style style:name="P14" style:family="paragraph" style:parent-style-name="Standard">
      <style:text-properties fo:font-weight="normal" officeooo:rsid="001d4111" officeooo:paragraph-rsid="001d4111" style:font-weight-asian="normal" style:font-weight-complex="normal"/>
    </style:style>
    <style:style style:name="P15" style:family="paragraph" style:parent-style-name="Standard">
      <style:text-properties officeooo:rsid="001dc943" officeooo:paragraph-rsid="001dc943"/>
    </style:style>
    <style:style style:name="P16" style:family="paragraph" style:parent-style-name="Standard">
      <style:text-properties officeooo:rsid="001d5854" officeooo:paragraph-rsid="001dc943"/>
    </style:style>
    <style:style style:name="T1" style:family="text">
      <style:text-properties fo:font-size="22pt" fo:font-weight="bold" officeooo:rsid="001c54c1" style:font-size-asian="19.25pt" style:font-weight-asian="bold" style:font-size-complex="22pt" style:font-weight-complex="bold"/>
    </style:style>
    <style:style style:name="T2" style:family="text">
      <style:text-properties fo:font-weight="bold" officeooo:rsid="001dc943" style:font-weight-asian="bold" style:font-weight-complex="bold"/>
    </style:style>
    <style:style style:name="T3" style:family="text">
      <style:text-properties officeooo:rsid="001d4111"/>
    </style:style>
    <style:style style:name="T4" style:family="text">
      <style:text-properties officeooo:rsid="001dc943"/>
    </style:style>
    <style:style style:name="T5" style:family="text">
      <style:text-properties fo:font-weight="normal" style:font-weight-asian="normal" style:font-weight-complex="normal"/>
    </style:style>
    <style:style style:name="T6" style:family="text">
      <style:text-properties fo:font-weight="normal" officeooo:rsid="001dc943"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amenwerkingscontract blok 3</text:span></text:p>
      <text:p text:style-name="P6">Groep 5: Malu, Tom, Stijn en Sil</text:p>
      <text:p text:style-name="P6"/>
      <text:p text:style-name="P7">1. Tijd</text:p>
      <text:p text:style-name="P9">Elke week na de tutorles even bij elkaar gaan zitten om taakverdeling te maken. Of we doen dit via whatsapp. Maar ten minste voor zondag een taakverdeling zodat er dan al aan begonnen kan worden.</text:p>
      <text:p text:style-name="P9">Alles af voor donderdag zodat die dag nog gebruikt kan worden om presentatie te maken.</text:p>
      <text:p text:style-name="P9">De geinvesteerde tijd zorgen dat die voor iedereen zo goed als gelijk is.</text:p>
      <text:p text:style-name="P9">Wat te doen bij afwezigheid: zo snel mogelijk de andere laten weten en eventueel met oplossingen komen.</text:p>
      <text:p text:style-name="P9"/>
      <text:p text:style-name="P7">2. Informatiebeheer</text:p>
      <text:p text:style-name="P9"><text:span text:style-name="T3">W</text:span>e maken voor alles gebruikt van github zodat alles makkelijk op 1 pagina te vinden is.</text:p>
      <text:p text:style-name="P9"/>
      <text:p text:style-name="P7">3. Organisatie</text:p>
      <text:p text:style-name="P10">Manier van vergaderen en informatie uitwisselen: whatsapp en overleggen in zelfwerkuren en op school. </text:p>
      <text:p text:style-name="P10">Presentatie word gecontroleerd door groepje als deze af is.</text:p>
      <text:p text:style-name="P10">Op tijd vragen stellen als je iets niet snapt zodat andere je kunnen helpen.</text:p>
      <text:p text:style-name="P11">Als iemand zich te vaak zonder reden niet houdt aan de gemaakte afspraken, wordt dit gemeld bij de tutor.</text:p>
      <text:p text:style-name="P11"/>
      <text:p text:style-name="P8">4. Samenwerking</text:p>
      <text:p text:style-name="P10">Elke tutorles iemand anders presenteren. Iedereeen heeft vinkjes al dus omstebeurt presenteren. </text:p>
      <text:p text:style-name="P10">De taakverdeling zullen we rekening houden met de hoeveelheid die ieder moet doen om het zo goed mogelijk te verdeling qua tijd die ervoor nodig is om de opdracht te maken. </text:p>
      <text:p text:style-name="P9"/>
      <text:p text:style-name="P12">5. Geld</text:p>
      <text:p text:style-name="P14">Thuis printen, maar indien er op school geprint moet worden, worden kosten verdeeld.</text:p>
      <text:p text:style-name="P4">Woensdag als deadline zodat donderdag en eventueel vrijdag nog hebben voor presentatie.</text:p>
      <text:p text:style-name="P1"/>
      <text:p text:style-name="P5"><text:span text:style-name="T2">6. Kwaliteit</text:span></text:p>
      <text:p text:style-name="P15"><text:span text:style-name="T6">v</text:span><text:span text:style-name="T5">oldoendes minimaal, en als het beter kan dan natuurlijk het beste wat kan.</text:span></text:p>
      <text:p text:style-name="P5"><text:span text:style-name="T6"/></text:p>
      <text:p text:style-name="P5"><text:span text:style-name="T6"/></text:p>
      <text:p text:style-name="P13">Handtekeningen:</text:p>
      <text:p text:style-name="P13"/>
      <text:p text:style-name="P16">M<text:span text:style-name="T4">alu</text:span> <text:span text:style-name="T4">Kooij</text:span><text:tab/><text:tab/><text:tab/><text:tab/><text:tab/><text:tab/>Sil van Appeldoorn</text:p>
      <text:p text:style-name="P16"/>
      <text:p text:style-name="P16"/>
      <text:p text:style-name="P16"/>
      <text:p text:style-name="P16">___________________x<text:tab/><text:tab/><text:tab/><text:tab/>___________________x</text:p>
      <text:p text:style-name="P16"/>
      <text:p text:style-name="P16">T<text:span text:style-name="T4">om Hoenderboom</text:span><text:tab/><text:tab/><text:tab/><text:tab/><text:tab/><text:span text:style-name="T6">Stijn de Wijse</text:span></text:p>
      <text:p text:style-name="P16"/>
      <text:p text:style-name="P16"/>
      <text:p text:style-name="P16"/>
      <text:p text:style-name="P16">___________________x<text:tab/><text:tab/><text:tab/><text:tab/>___________________x</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13:44:20.052373764</meta:creation-date>
    <dc:date>2018-02-21T16:12:41.656165840</dc:date>
    <meta:editing-duration>PT2H6M7S</meta:editing-duration>
    <meta:editing-cycles>2</meta:editing-cycles>
    <meta:generator>LibreOffice/5.1.6.2$Linux_X86_64 LibreOffice_project/10m0$Build-2</meta:generator>
    <meta:document-statistic meta:table-count="0" meta:image-count="0" meta:object-count="0" meta:page-count="1" meta:paragraph-count="27" meta:word-count="270" meta:character-count="1706" meta:non-whitespace-character-count="1445"/>
  </office:meta>
</office:document-meta>
</file>